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auto"/>
    </style:style>
    <style:style style:name="P2" style:parent-style-name="Sinespaciado" style:family="paragraph">
      <style:text-properties fo:color="#FFFFFF" fo:font-size="24pt" style:font-size-asian="24pt" style:font-size-complex="24pt"/>
    </style:style>
    <style:style style:name="T3" style:parent-style-name="Fuentedepárrafopredeter." style:family="text">
      <style:text-properties style:font-name="Calibri Light" style:font-name-asian="Times New Roman" style:font-name-complex="Times New Roman" fo:text-transform="uppercase" fo:color="#FFFFFF" fo:font-size="32pt" style:font-size-asian="32pt" style:font-size-complex="32pt"/>
    </style:style>
    <style:style style:name="P4" style:parent-style-name="Sinespaciado" style:family="paragraph">
      <style:paragraph-properties fo:margin-top="0.0833in"/>
    </style:style>
    <style:style style:name="T5" style:parent-style-name="Fuentedepárrafopredeter." style:family="text">
      <style:text-properties fo:color="#4472C4" fo:font-size="18pt" style:font-size-asian="18pt" style:font-size-complex="18pt"/>
    </style:style>
    <style:style style:name="T6" style:parent-style-name="Fuentedepárrafopredeter." style:family="text">
      <style:text-properties fo:color="#4472C4" fo:font-size="18pt" style:font-size-asian="18pt" style:font-size-complex="18pt"/>
    </style:style>
    <style:style style:name="P7" style:parent-style-name="Normal" style:family="paragraph">
      <style:paragraph-properties fo:break-before="page"/>
    </style:style>
    <style:style style:name="P8" style:parent-style-name="Título3" style:family="paragraph"/>
    <style:style style:name="P9" style:parent-style-name="Normal" style:family="paragraph">
      <style:paragraph-properties fo:margin-left="0.4916in">
        <style:tab-stops/>
      </style:paragraph-properties>
    </style:style>
    <style:style style:name="P10" style:parent-style-name="Normal" style:family="paragraph">
      <style:paragraph-properties fo:margin-left="0.4916in">
        <style:tab-stops/>
      </style:paragraph-properties>
    </style:style>
    <style:style style:name="P11" style:parent-style-name="Normal" style:family="paragraph">
      <style:paragraph-properties fo:margin-left="0.4916in">
        <style:tab-stops/>
      </style:paragraph-properties>
    </style:style>
    <style:style style:name="P12" style:parent-style-name="Normal" style:family="paragraph">
      <style:paragraph-properties fo:margin-left="0.4916in">
        <style:tab-stops/>
      </style:paragraph-properties>
    </style:style>
    <style:style style:name="P13" style:parent-style-name="Título3" style:family="paragraph"/>
    <style:style style:name="P14" style:parent-style-name="Normal" style:family="paragraph">
      <style:paragraph-properties fo:margin-left="0.4916in">
        <style:tab-stops/>
      </style:paragraph-properties>
    </style:style>
    <style:style style:name="P15" style:parent-style-name="Normal" style:family="paragraph">
      <style:paragraph-properties fo:margin-left="0.4916in">
        <style:tab-stops/>
      </style:paragraph-properties>
    </style:style>
    <style:style style:name="P16" style:parent-style-name="Título3" style:family="paragraph"/>
    <style:style style:name="P17" style:parent-style-name="Normal" style:family="paragraph">
      <style:paragraph-properties fo:margin-left="0.4916in">
        <style:tab-stops/>
      </style:paragraph-properties>
    </style:style>
    <style:style style:name="P18" style:parent-style-name="Normal" style:family="paragraph">
      <style:paragraph-properties fo:margin-left="0.4916in">
        <style:tab-stops/>
      </style:paragraph-properties>
    </style:style>
    <style:style style:name="P19" style:parent-style-name="Normal" style:family="paragraph">
      <style:paragraph-properties fo:margin-left="0.4916in">
        <style:tab-stops/>
      </style:paragraph-properties>
    </style:style>
    <style:style style:name="P20" style:parent-style-name="Normal" style:family="paragraph">
      <style:paragraph-properties fo:margin-left="0.4916in">
        <style:tab-stops/>
      </style:paragraph-properties>
    </style:style>
    <style:style style:name="P21" style:parent-style-name="Título3" style:family="paragraph"/>
    <style:style style:name="P22" style:parent-style-name="Normal" style:family="paragraph">
      <style:paragraph-properties fo:margin-left="0.4916in">
        <style:tab-stops/>
      </style:paragraph-properties>
    </style:style>
    <style:style style:name="P23" style:parent-style-name="Normal" style:family="paragraph">
      <style:paragraph-properties fo:margin-left="0.4916in">
        <style:tab-stops/>
      </style:paragraph-properties>
    </style:style>
    <style:style style:name="P24" style:parent-style-name="Título3" style:family="paragraph"/>
    <style:style style:name="P25" style:parent-style-name="Normal" style:family="paragraph">
      <style:paragraph-properties fo:margin-left="0.4916in">
        <style:tab-stops/>
      </style:paragraph-properties>
    </style:style>
    <style:style style:name="P26" style:parent-style-name="Título3" style:family="paragraph"/>
    <style:style style:name="P27" style:parent-style-name="Normal" style:family="paragraph">
      <style:paragraph-properties fo:margin-left="0.4916in">
        <style:tab-stops/>
      </style:paragraph-properties>
    </style:style>
    <style:style style:name="P28" style:parent-style-name="Normal" style:family="paragraph">
      <style:paragraph-properties fo:margin-left="0.4916in">
        <style:tab-stops/>
      </style:paragraph-properties>
    </style:style>
    <style:style style:name="P29" style:parent-style-name="Normal" style:family="paragraph">
      <style:paragraph-properties fo:margin-left="0.4916in">
        <style:tab-stops/>
      </style:paragraph-properties>
    </style:style>
    <style:style style:family="graphic" style:name="a6">
      <style:graphic-properties draw:fill="solid" draw:fill-color="#ffffff" draw:opacity="100%" draw:stroke="none"/>
    </style:style>
    <style:style style:family="graphic" style:name="a7" style:parent-style-name="Graphics">
      <style:graphic-properties fo:wrap-option="wrap" fo:padding-top="0in" fo:padding-bottom="0in" fo:padding-left="0.75in" fo:padding-right="1in" draw:textarea-vertical-align="bottom" draw:textarea-horizontal-align="left" draw:fill="none" draw:stroke="none" draw:auto-grow-width="false" draw:auto-grow-height="false"/>
      <style:paragraph-properties style:font-independent-line-spacing="true" style:writing-mode="lr-tb"/>
    </style:style>
    <style:style style:family="graphic" style:name="a1">
      <style:graphic-properties fo:wrap-option="wrap" fo:padding-top="0.75in" fo:padding-bottom="5in" fo:padding-left="0.75in" fo:padding-right="1in" draw:textarea-vertical-align="top" draw:textarea-horizontal-align="left" draw:fill="gradient" draw:fill-gradient-name="a0" draw:stroke="none" draw:auto-grow-width="false" draw:auto-grow-height="false"/>
      <style:paragraph-properties style:font-independent-line-spacing="true" style:writing-mode="lr-tb"/>
    </style:style>
    <style:style style:family="graphic" style:name="a8">
      <style:graphic-properties style:wrap="run-through" style:run-through="background" style:horizontal-rel="page" style:vertical-rel="page" style:horizontal-pos="center" style:vertical-pos="middle"/>
    </style:style>
    <style:style style:family="graphic" style:name="a2">
      <style:graphic-properties draw:fill="solid" draw:fill-color="#ffffff" draw:opacity="100%" draw:stroke="none"/>
    </style:style>
    <style:style style:family="graphic" style:name="a3">
      <style:graphic-properties draw:fill="solid" draw:fill-color="#ffffff" draw:opacity="100%" draw:stroke="none"/>
    </style:style>
    <style:style style:family="graphic" style:name="a4">
      <style:graphic-properties draw:fill="solid" draw:fill-color="#ffffff" draw:opacity="100%" draw:stroke="none"/>
    </style:style>
    <style:style style:family="graphic" style:name="a5">
      <style:graphic-properties draw:fill="solid" draw:fill-color="#ffffff" draw:opacity="100%" draw:stroke="none"/>
    </style:style>
  </office:automatic-styles>
  <office:body>
    <office:text text:use-soft-page-breaks="true">
      <text:p text:style-name="P1"><draw:g draw:z-index="251659264" draw:name="Grupo 48" draw:id="id9" draw:style-name="a8" text:anchor-type="paragraph"><svg:title/><svg:desc/><draw:g draw:name="Grupo 49" draw:id="id7"><svg:title/><svg:desc/><draw:custom-shape svg:x="0in" svg:y="0in" svg:width="7.5in" svg:height="10in" draw:id="id0" draw:style-name="a1" draw:name="Rectángulo 54"><svg:title/><svg:desc/><text:p text:style-name="P2"/><draw:enhanced-geometry draw:type="non-primitive" svg:viewBox="0 0 21600 21600" draw:enhanced-path="M 0 0 L 21600 0 21600 21600 0 21600 Z N"/></draw:custom-shape><draw:g draw:name="Grupo 2" draw:id="id6"><svg:title/><svg:desc/><draw:custom-shape svg:x="4.40278in" svg:y="0in" svg:width="3.09201in" svg:height="3.10069in" draw:id="id1" draw:style-name="a2" draw:name="Forma libre 56"><svg:title/><svg:desc/><draw:enhanced-geometry draw:type="non-primitive" svg:viewBox="0 0 1781 1786" draw:enhanced-path="M 4 1786 L 0 1782 1776 0 1781 5 4 178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1"/><draw:equation draw:name="f7" draw:formula="?f4 / 1786"/><draw:equation draw:name="f8" draw:formula="4 * ?f5 / 1781"/><draw:equation draw:name="f9" draw:formula="1786 * ?f4 / 1786"/><draw:equation draw:name="f10" draw:formula="0 * ?f5 / 1781"/><draw:equation draw:name="f11" draw:formula="1782 * ?f4 / 1786"/><draw:equation draw:name="f12" draw:formula="1776 * ?f5 / 1781"/><draw:equation draw:name="f13" draw:formula="0 * ?f4 / 1786"/><draw:equation draw:name="f14" draw:formula="1781 * ?f5 / 1781"/><draw:equation draw:name="f15" draw:formula="5 * ?f4 / 178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3.61632in" svg:y="0.24826in" svg:width="3.87847in" svg:height="3.87847in" draw:id="id2" draw:style-name="a3" draw:name="Forma libre 57"><svg:title/><svg:desc/><draw:enhanced-geometry draw:type="non-primitive" svg:viewBox="0 0 2234 2234" draw:enhanced-path="M 5 2234 L 0 2229 2229 0 2234 5 5 2234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34"/><draw:equation draw:name="f7" draw:formula="?f4 / 2234"/><draw:equation draw:name="f8" draw:formula="5 * ?f5 / 2234"/><draw:equation draw:name="f9" draw:formula="2234 * ?f4 / 2234"/><draw:equation draw:name="f10" draw:formula="0 * ?f5 / 2234"/><draw:equation draw:name="f11" draw:formula="2229 * ?f4 / 2234"/><draw:equation draw:name="f12" draw:formula="2229 * ?f5 / 2234"/><draw:equation draw:name="f13" draw:formula="0 * ?f4 / 2234"/><draw:equation draw:name="f14" draw:formula="2234 * ?f5 / 2234"/><draw:equation draw:name="f15" draw:formula="5 * ?f4 / 2234"/><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3.68056in" svg:y="0.11979in" svg:width="3.81424in" svg:height="3.81424in" draw:id="id3" draw:style-name="a4" draw:name="Forma libre 58"><svg:title/><svg:desc/><draw:enhanced-geometry draw:type="non-primitive" svg:viewBox="0 0 2197 2197" draw:enhanced-path="M 9 2197 L 0 2193 2188 0 2197 10 9 2197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draw:equation draw:name="f7" draw:formula="?f4 / 2197"/><draw:equation draw:name="f8" draw:formula="9 * ?f5 / 2197"/><draw:equation draw:name="f9" draw:formula="2197 * ?f4 / 2197"/><draw:equation draw:name="f10" draw:formula="0 * ?f5 / 2197"/><draw:equation draw:name="f11" draw:formula="2193 * ?f4 / 2197"/><draw:equation draw:name="f12" draw:formula="2188 * ?f5 / 2197"/><draw:equation draw:name="f13" draw:formula="0 * ?f4 / 2197"/><draw:equation draw:name="f14" draw:formula="2197 * ?f5 / 2197"/><draw:equation draw:name="f15" draw:formula="10 * ?f4 / 2197"/><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4.09028in" svg:y="0.54514in" svg:width="3.40451in" svg:height="3.41319in" draw:id="id4" draw:style-name="a5" draw:name="Forma libre 59"><svg:title/><svg:desc/><draw:enhanced-geometry draw:type="non-primitive" svg:viewBox="0 0 1961 1966" draw:enhanced-path="M 9 1966 L 0 1957 1952 0 1961 9 9 196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1"/><draw:equation draw:name="f7" draw:formula="?f4 / 1966"/><draw:equation draw:name="f8" draw:formula="9 * ?f5 / 1961"/><draw:equation draw:name="f9" draw:formula="1966 * ?f4 / 1966"/><draw:equation draw:name="f10" draw:formula="0 * ?f5 / 1961"/><draw:equation draw:name="f11" draw:formula="1957 * ?f4 / 1966"/><draw:equation draw:name="f12" draw:formula="1952 * ?f5 / 1961"/><draw:equation draw:name="f13" draw:formula="0 * ?f4 / 1966"/><draw:equation draw:name="f14" draw:formula="1961 * ?f5 / 1961"/><draw:equation draw:name="f15" draw:formula="9 * ?f4 / 196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76042in" svg:y="0.1684in" svg:width="4.73438in" svg:height="4.74306in" draw:id="id5" draw:style-name="a6" draw:name="Forma libre 60"><svg:title/><svg:desc/><draw:enhanced-geometry draw:type="non-primitive" svg:viewBox="0 0 2727 2732" draw:enhanced-path="M 0 2732 L 0 2728 2722 0 2727 5 0 2732 Z N" draw:text-areas="?f22 ?f24 ?f23 ?f25" draw:glue-points="?f15 ?f16 ?f15 ?f17 ?f18 ?f19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27"/><draw:equation draw:name="f7" draw:formula="?f4 / 2732"/><draw:equation draw:name="f8" draw:formula="0 * ?f5 / 2727"/><draw:equation draw:name="f9" draw:formula="2732 * ?f4 / 2732"/><draw:equation draw:name="f10" draw:formula="2728 * ?f4 / 2732"/><draw:equation draw:name="f11" draw:formula="2722 * ?f5 / 2727"/><draw:equation draw:name="f12" draw:formula="0 * ?f4 / 2732"/><draw:equation draw:name="f13" draw:formula="2727 * ?f5 / 2727"/><draw:equation draw:name="f14" draw:formula="5 * ?f4 / 2732"/><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g></draw:g><draw:frame draw:id="id8" draw:style-name="a7" draw:name="Cuadro de texto 61" svg:x="0.01041in" svg:y="5.29167in" svg:width="7.48403in" svg:height="4.14452in" style:rel-width="scale" style:rel-height="scale"><draw:text-box><text:p text:style-name="Sinespaciado"><text:span text:style-name="T3">Práctica 1: html y css</text:span></text:p><text:p text:style-name="P4"><text:span text:style-name="T5">Daniel Barrientos Iglesias</text:span><text:span text:style-name="T6">, UO270162</text:span></text:p></draw:text-box><svg:title/><svg:desc/></draw:frame></draw:g></text:p>
      <text:p text:style-name="P7"/>
      <text:soft-page-break/>
      <text:h text:style-name="Título1" text:outline-level="1">DESCRIPCIÓN</text:h>
      <text:p text:style-name="Normal">La página web consta<text:s/>de 6 documentos html<text:s/>y 5 css<text:s/>en total. Todos<text:s/>los html<text:s/>tienen una parte de la estructura en común; el<text:s/>“header”<text:s/>que contiene el título (h1, encabezado de primer nivel) y la imagen de fondo, y una barra de navegación que nos permitirá<text:s/>acceder a los diferentes html que conforman la página web.</text:p>
      <text:p text:style-name="Normal">Describo estos documentos a continuación:</text:p>
      <text:list text:style-name="LFO3" text:continue-numbering="true">
        <text:list-item>
          <text:p text:style-name="P8">Index.html</text:p>
        </text:list-item>
      </text:list>
      <text:p text:style-name="P9">Este documento está pensado para actuar como lo primero que vea el usuario a la página web. Se podría decir que “define” la estructura del resto de documentos de la página, puesto que es la primera toma de contacto<text:s/>del usuario<text:s/>con el estilo de toda la página web.</text:p>
      <text:p text:style-name="P10">En cuanto a contenidos,<text:s/>principalmente<text:s/>nos encontramos en este HTML<text:s/>un archivo de audio (la canción de la película de Los Cazafantasmas),<text:s/>un breve mensaje de bienvenida y unas cuantas fotos para introducir al usuario a la página.</text:p>
      <text:p text:style-name="P11">Estas fotos están dispuestas de acuerdo a un flex-layout, aplicado al “div” donde están contenidas.</text:p>
      <text:p text:style-name="P12">Index.html utiliza dos hojas de estilos. estiloGenerico.css, que es la hoja que van a utilizar de base todos los documentos de la página, y estiloListaImagenes.css, que es una hoja de estilos donde se toca el componente “div” de index y la lista de las imágenes, para disponerlas como he explicado anteriormente.</text:p>
      <text:list text:style-name="LFO3" text:continue-numbering="true">
        <text:list-item>
          <text:p text:style-name="P13">Película.html</text:p>
        </text:list-item>
      </text:list>
      <text:p text:style-name="P14">En este documento es donde más información se aglutina. Presenta dos contenidos principales: La historia detrás de la película (sus premios, casting, etc.), y su sinopsis<text:s/>(con los pertinentes hipervínculos cuando se menciona algún nombre o dato que pudiera ser de interés para el usuario de la página). Debido a que son dos tipos de información que pueden ser sacados de la página y reutilizados, y además no tienen apenas relación entre ellos, desde el punto de vista estructural he considerado que ambos contenidos deberían<text:s/>ser<text:s/>etiquetados como “article”.</text:p>
      <text:p text:style-name="P15">En cuanto a las hojas de estilo utilizadas por este documento, sólo utiliza estiloGenerico.css, puesto que no contiene ningún elemento que debiera ser tratado de forma especial, sólo la parte de la estructura común de todos los documentos, un par de “h2”(encabezado de nivel 2), y un par de “p”(párrafos).</text:p>
      <text:list text:style-name="LFO3" text:continue-numbering="true">
        <text:list-item>
          <text:p text:style-name="P16">Protagonistas.html</text:p>
        </text:list-item>
      </text:list>
      <text:p text:style-name="P17">En protagonistas.html <text:s/>podemos encontrarnos una enumeración de los protagonistas de la película cazafantasmas dispuestos de una forma un poco especial; aplicando<text:s/>a una lista<text:s/>un layout multicolumna de 3 columnas para clasificar a los 9 actores.</text:p>
      <text:p text:style-name="P18">En esta lista, cada elemento “li” contiene el nombre del actor y una imagen suya (Los nombres de los actores son, al igual que cuando aparecen en película.html, hipervínculos a sus entradas de Wikipedia).</text:p>
      <text:p text:style-name="P19">Para aplicar este layout me sirvo del documento de estilo estiloProtagonistas.css, que combinado con estiloGenerico.css definen el estilo de protagonistas.html.</text:p>
      <text:p text:style-name="P20"/>
      <text:list text:style-name="LFO3" text:continue-numbering="true">
        <text:list-item>
          <text:p text:style-name="P21">Trailers.html</text:p>
        </text:list-item>
      </text:list>
      <text:p text:style-name="P22">Este documento contiene<text:s/>(además de la estructura común)<text:s/>solamente<text:s/>un “h2” y un video, concretamente el trailer de la película Los Cazafantasmas.</text:p>
      <text:p text:style-name="P23">Aunque haya pocos elementos en este documento, he tenido que utilizar también aquí una hoja de estilos específica, estiloVideo.css (combinada como siempre con estiloGenerico.css), para poder ponerlo en el centro de la página. Precisamente para esto, he tenido que meter el video dentro de una etiqueta “div”, para poder especificar en la hoja de estilos que sus contenidos deben estar centrados.</text:p>
      <text:list text:style-name="LFO3" text:continue-numbering="true">
        <text:list-item>
          <text:p text:style-name="P24">Fechasestreno.html</text:p>
        </text:list-item>
      </text:list>
      <text:p text:style-name="P25">Simplemente consiste en la estructura común de todos los elementos y una tabla donde clasifico la información de los países donde se estrenó Cazafantasmas y la fecha del estreno. Para otorgarle su aspecto me sirvo de una hoja de estilo especial, estiloTabla.css, que combino una vez más con estiloGenérico.css. Gracias a esta hoja de estilos cambio cosas como el “caption” de la tabla (que viene a ser su título), o los nombres de sus columnas, así como sus bordes.</text:p>
      <text:list text:style-name="LFO3" text:continue-numbering="true">
        <text:list-item>
          <text:p text:style-name="P26">Infopag.html</text:p>
        </text:list-item>
      </text:list>
      <text:p text:style-name="P27">Este documento está reservado para albergar información sobre la página. Estructuralmente no es muy complejo; tiene un “h2”, un párrafo, y un “footer”.</text:p>
      <text:p text:style-name="P28">En el párrafo informo al usuario de que se trata de un proyecto para la asignatura de Software y Estándares para la Web de la Escuela de Ingeniería Informática de la Universidad de Oviedo, garantizo que todos los documentos han pasado las validaciones pertinentes y adjunto un correo de contacto por si hubiera algún problema con la página.<text:s/></text:p>
      <text:p text:style-name="P29">En el “footer” muestro los iconos que indican la validación de los documentos y adjunto mi nombre como creador. También muestro la fecha de la última actualización de la págin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inespaciado" style:display-name="Sin espaciado" style:family="paragraph">
      <style:paragraph-properties fo:margin-bottom="0in" fo:line-height="100%"/>
      <style:text-properties style:font-name-asian="Times New Roman" style:language-asian="es" style:country-asian="ES" fo:hyphenate="false"/>
    </style:style>
    <style:style style:name="SinespaciadoCar" style:display-name="Sin espaciado Car" style:family="text" style:parent-style-name="Fuentedepárrafopredeter.">
      <style:text-properties style:font-name-asian="Times New Roman" style:language-asian="es" style:country-asian="ES"/>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3480" draw:start-color="#88acbb" draw:end-color="#394a61" draw:start-intensity="100%" draw:end-intensity="100%"/>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áctica 1: html y css</dc:title>
    <dc:description/>
    <dc:subject>Daniel Barrientos Iglesias, UO270162</dc:subject>
    <meta:initial-creator>Daniel Barrientos</meta:initial-creator>
    <dc:creator>Daniel Barrientos</dc:creator>
    <meta:creation-date>2020-10-17T19:56:00Z</meta:creation-date>
    <dc:date>2020-10-17T21:33:00Z</dc:date>
    <meta:template xlink:href="Normal.dotm" xlink:type="simple"/>
    <meta:editing-cycles>1</meta:editing-cycles>
    <meta:editing-duration>PT5820S</meta:editing-duration>
    <meta:document-statistic meta:page-count="3" meta:paragraph-count="9" meta:word-count="696" meta:character-count="4515" meta:row-count="31" meta:non-whitespace-character-count="3828"/>
  </office:meta>
</office:document-meta>
</file>